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fo:font-weight="normal" officeooo:rsid="001f8473" officeooo:paragraph-rsid="001f8473" style:font-weight-asian="normal" style:font-weight-complex="normal"/>
    </style:style>
    <style:style style:name="P2" style:family="paragraph" style:parent-style-name="Text_20_body" style:list-style-name="L1">
      <style:text-properties fo:font-weight="normal" officeooo:rsid="00201c0b" officeooo:paragraph-rsid="00201c0b" style:font-weight-asian="normal" style:font-weight-complex="normal"/>
    </style:style>
    <style:style style:name="P3" style:family="paragraph" style:parent-style-name="Text_20_body">
      <style:paragraph-properties fo:margin-top="0.423cm" fo:margin-bottom="0.423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2" style:text-underline-style="none" style:text-blinking="false" fo:background-color="transparent"/>
    </style:style>
    <style:style style:name="P4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.423cm" fo:margin-bottom="0.423cm" style:contextual-spacing="false" fo:line-height="120%" fo:text-align="center" style:justify-single-word="false" style:writing-mode="lr-tb"/>
      <style:text-properties style:font-name="Arial2" fo:font-weight="normal"/>
    </style:style>
    <style:style style:name="P6" style:family="paragraph" style:parent-style-name="Text_20_body">
      <style:paragraph-properties fo:margin-top="0.423cm" fo:margin-bottom="0.423cm" style:contextual-spacing="false" fo:line-height="120%" fo:text-align="center" style:justify-single-word="false" style:writing-mode="lr-tb"/>
      <style:text-properties style:font-name="Arial2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3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style:text-blinking="false" fo:background-color="transparent" loext:char-shading-value="0"/>
    </style:style>
    <style:style style:name="T5" style:family="text">
      <style:text-properties fo:font-size="13pt" fo:font-style="normal" fo:font-weight="bold"/>
    </style:style>
    <style:style style:name="T6" style:family="text">
      <style:text-properties style:font-name="Arial2" fo:font-weight="bold" officeooo:rsid="001f8473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869a3c4a-7fff-eca8-b22f-c5abfcdc1479"/><text:span text:style-name="T2">UNIVERSIDADE DE SÃO CAETANO DO SUL<text:line-break/><text:line-break/></text:span></text:p>
      <text:p text:style-name="P3"/>
      <text:p text:style-name="P4">Lucas Teixeira Silva - RA: 8081969</text:p>
      <text:p text:style-name="P4">Rafael Faria Gomes - RA: 8124028</text:p>
      <text:p text:style-name="P4">Thibor Rodrigues Pol - RA: 8088136</text:p>
      <text:p text:style-name="P4">Caio Henrique Oliveira - RA: 8077590</text:p>
      <text:p text:style-name="P3"><text:span text:style-name="T5">Leonardo Peres de Pinho - RA: 8142743</text:span></text:p>
      <text:p text:style-name="P6"><text:span text:style-name="T2"/></text:p>
      <text:p text:style-name="P6"><text:span text:style-name="T2"><text:line-break/><text:line-break/>The Best Game</text:span></text:p>
      <text:p text:style-name="P5"><text:span text:style-name="T2">Facilidade em Games<text:line-break/></text:span><text:span text:style-name="T1"/></text:p>
      <text:p text:style-name="P3"/>
      <text:p text:style-name="P3"/>
      <text:p text:style-name="P3"/>
      <text:p text:style-name="P3"/>
      <text:p text:style-name="P6"><text:span text:style-name="T2">São Caetano do Sul<text:line-break/>2023</text:span></text:p>
      <text:p text:style-name="P3"><text:soft-page-break/></text:p>
      <text:p text:style-name="Text_20_body"><text:line-break/><text:span text:style-name="T6">O</text:span><text:span text:style-name="T3">bjetivos de negócios da solução</text:span></text:p>
      <text:p text:style-name="Text_20_body"><text:span text:style-name="T3"/></text:p>
      <text:list xml:id="list1347076133" text:style-name="L1">
        <text:list-item>
          <text:p text:style-name="P1"><text:span text:style-name="T4">Concentrar o maior número dos usuários o possível com uma aplicação de fácil usabilidade e solução útil.</text:span></text:p>
        </text:list-item>
        <text:list-item>
          <text:p text:style-name="P1"><text:span text:style-name="T4">Melhoria de usabilidade do App e Design facilitado e interativo ao usuário, trazendo uma experiência mais harmônica para uso do software.</text:span></text:p>
        </text:list-item>
        <text:list-item>
          <text:p text:style-name="P1"><text:span text:style-name="T4">Após atingir um número considerável de usuários da plataforma faríamos introdução de novos meios de renda com o software, anúncios de empresa de Games e outros.</text:span></text:p>
        </text:list-item>
        <text:list-item>
          <text:p text:style-name="P1"><text:span text:style-name="T4">Adicional de utilidades Premium para usuários pagos, com utilidades fechadas a estes usuários pagantes.</text:span></text:p>
        </text:list-item>
        <text:list-item>
          <text:p text:style-name="P2"><text:span text:style-name="T4">Identificação de pontos fracos e itens faltantes na solução para uma possível melhoria no softwa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4T21:28:15.419000000</meta:creation-date>
    <dc:date>2023-06-05T01:07:41.881000000</dc:date>
    <meta:editing-duration>PT3H39M27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5" meta:word-count="151" meta:character-count="908" meta:non-whitespace-character-count="771"/>
  </office:meta>
</office:document-meta>
</file>